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536cm"/>
    </style:style>
    <style:style style:name="gr2" style:family="graphic" style:parent-style-name="standard">
      <style:graphic-properties draw:stroke="none" draw:fill="none" fo:min-height="14.837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8.151cm" svg:height="7.786cm" svg:x="0.297cm" svg:y="0.508cm">
          <draw:text-box>
            <text:p text:style-name="P1"><text:span text:style-name="T1">通过下述方法，你就可以体验到以阻塞方式访问设备文件。</text:span></text:p>
            <text:p text:style-name="P1"><text:span text:style-name="T1">1.make</text:span><text:span text:style-name="T1">编译文件，并插入到内核；</text:span></text:p>
            <text:p text:style-name="P1"><text:span text:style-name="T1">2.</text:span><text:span text:style-name="T1">创建设备文件结点：</text:span><text:span text:style-name="T1">sudo mknod /dev/globalfifo c major_num(666) 0</text:span><text:span text:style-name="T1">；</text:span></text:p>
            <text:p text:style-name="P1"><text:span text:style-name="T1">3.</text:span><text:span text:style-name="T1">修改设备文件权限：</text:span><text:span text:style-name="T1">sudo chmod 777 /dev/globalfifo</text:span><text:span text:style-name="T1">；</text:span></text:p>
            <text:p text:style-name="P1"><text:span text:style-name="T1">4.</text:span><text:span text:style-name="T1">终端输入：</text:span><text:span text:style-name="T1">cat /dev/globalfifo&amp;</text:span><text:span text:style-name="T1">；即从字符设备文件中读数据，并让这个读进程在后台执行，可通过</text:span><text:span text:style-name="T1">ps</text:span><text:span text:style-name="T1">命令查看到这个进程；</text:span></text:p>
            <text:p text:style-name="P1"><text:span text:style-name="T1">5.</text:span><text:span text:style-name="T1">中断继续输入：</text:span><text:span text:style-name="T1">echo ‘I like eating..’ &gt; /dev/blockcdev</text:span><text:span text:style-name="T1">；即向字符设备文件中写入数据；</text:span></text:p>
            <text:p text:style-name="P1"><text:span text:style-name="T1">通过上述的步骤，可以看到，每当利用</text:span><text:span text:style-name="T1">echo</text:span><text:span text:style-name="T1">命令写入数据时，后台运行的读进程就会读出数据，否则读进程一直阻塞。此外，如果你愿意的话，还可以分别编写一个读写进程的程序进行测试。</text:span></text:p>
            <text:p text:style-name="P1"><text:span text:style-name="T1"/></text:p>
          </draw:text-box>
        </draw:frame>
        <draw:frame draw:style-name="gr2" draw:text-style-name="P4" draw:layer="layout" svg:width="28.492cm" svg:height="15.087cm" svg:x="0.254cm" svg:y="9.144cm">
          <draw:text-box>
            <text:p text:style-name="P3"><text:span text:style-name="T2">8.3.2</text:span><text:span text:style-name="T2">　在用户空间中验证</text:span><text:span text:style-name="T2">globalfifo</text:span><text:span text:style-name="T2">设备的轮询</text:span></text:p>
            <text:p text:style-name="P3"><text:span text:style-name="T2"/></text:p>
            <text:p text:style-name="P3"><text:span text:style-name="T2">1</text:span><text:span text:style-name="T2">、</text:span><text:span text:style-name="T2">sudo insmod globalfifo.ko</text:span></text:p>
            <text:p text:style-name="P3"><text:span text:style-name="T2">Sudo rmmod gloablfifo.ko</text:span></text:p>
            <text:p text:style-name="P3"><text:span text:style-name="T2">Lsmod | grep globalfifo</text:span></text:p>
            <text:p text:style-name="P3"><text:span text:style-name="T2"/></text:p>
            <text:p text:style-name="P3"><text:span text:style-name="T2">2</text:span><text:span text:style-name="T2">、创建设备文件 </text:span><text:span text:style-name="T2">sudo mknod -m 0666 /dev/globalfifo c 666 0</text:span></text:p>
            <text:p text:style-name="P3"><text:span text:style-name="T2"/></text:p>
            <text:p text:style-name="P3"><text:span text:style-name="T2">3</text:span><text:span text:style-name="T2">、</text:span><text:span text:style-name="T2">./test</text:span></text:p>
            <text:p text:style-name="P3"><text:span text:style-name="T2"/></text:p>
            <text:p text:style-name="P3"><text:span text:style-name="T2">结论：当没有任何输入，即</text:span><text:span text:style-name="T2">FIFO</text:span><text:span text:style-name="T2">为空时，程序不断地输出</text:span><text:span text:style-name="T2">Poll monitor</text:span><text:span text:style-name="T2">：</text:span><text:span text:style-name="T2">can be written</text:span><text:span text:style-name="T2">，通过</text:span><text:span text:style-name="T2">echo</text:span><text:span text:style-name="T2">向</text:span><text:span text:style-name="T2">/dev/globalfifo</text:span><text:span text:style-name="T2">写入一些数据后，将输出</text:span><text:span text:style-name="T2">Poll monitor</text:span><text:span text:style-name="T2">：</text:span><text:span text:style-name="T2">can be read</text:span><text:span text:style-name="T2">和</text:span><text:span text:style-name="T2">Poll monitor</text:span><text:span text:style-name="T2">：</text:span><text:span text:style-name="T2">can be written</text:span><text:span text:style-name="T2">，如果不断地通过</text:span><text:span text:style-name="T2">echo</text:span><text:span text:style-name="T2">向</text:span><text:span text:style-name="T2">/dev/globalfifo</text:span><text:span text:style-name="T2">写入数据直至写满</text:span><text:span text:style-name="T2">FIFO</text:span><text:span text:style-name="T2">，则发现</text:span><text:span text:style-name="T2">pollmonitor</text:span><text:span text:style-name="T2">程序将只输出</text:span><text:span text:style-name="T2">Poll monitor</text:span><text:span text:style-name="T2">：</text:span><text:span text:style-name="T2">can be read</text:span><text:span text:style-name="T2">。对于</text:span><text:span text:style-name="T2">globalfifo</text:span><text:span text:style-name="T2">而言，不会出现既不能读，又不能写的情况。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0:45:13.055347522</meta:creation-date>
    <dc:date>2019-08-21T11:31:37.201586275</dc:date>
    <meta:editing-duration>PT33M15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